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b0" officeooo:paragraph-rsid="001ab9b0"/>
    </style:style>
    <style:style style:name="P2" style:family="paragraph" style:parent-style-name="Standard">
      <style:text-properties officeooo:rsid="001c007a" officeooo:paragraph-rsid="001c007a"/>
    </style:style>
    <style:style style:name="P3" style:family="paragraph" style:parent-style-name="Standard">
      <style:text-properties officeooo:rsid="001daf62" officeooo:paragraph-rsid="001daf62"/>
    </style:style>
    <style:style style:name="T1" style:family="text">
      <style:text-properties officeooo:rsid="001c0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5 Jun 12</text:p>
      <text:p text:style-name="P1"/>
      <text:p text:style-name="P1">“Happy birthday, baba ji!”</text:p>
      <text:p text:style-name="P1"/>
      <text:p text:style-name="P1">To motivate myself through this day, I thought of this quote:</text:p>
      <text:p text:style-name="P1">“Count your blessings and start each day afresh!”</text:p>
      <text:p text:style-name="P1"/>
      <text:p text:style-name="P1">“Counting ones blessings” leads one to a positive outlook of life, of people, of situations. </text:p>
      <text:p text:style-name="P1">Combined with “Starting each day afresh” leads to what up and above “Ground Zero”, up and above from nothing, up and above from “starting from scratch”.</text:p>
      <text:p text:style-name="P1"/>
      <text:p text:style-name="P1">~~~</text:p>
      <text:p text:style-name="P1"/>
      <text:p text:style-name="P1">I was writing blog posts after watching motivational videos by “Productive Peter”.</text:p>
      <text:p text:style-name="P2">How was day at work?</text:p>
      <text:p text:style-name="P2">Relaxed. Shiben was on sick leave.</text:p>
      <text:p text:style-name="P2">“Network Engg Assistant” Migration: I marked it complete with just procurement of a DNS for the back-end service.</text:p>
      <text:p text:style-name="P2"/>
      <text:p text:style-name="P3">~~~</text:p>
      <text:p text:style-name="P3"/>
      <text:p text:style-name="P3">How are things with Harshita?</text:p>
      <text:p text:style-name="P3">Yesterday, I got both tickets for my to-and-fro journey to Ajmer from Gurugram.</text:p>
      <text:p text:style-name="P3">I am not particularly excited about Harshita. Her mother killed all the fun and excitement, then when Harshita repeated her mother’s message that they can’t wait, it was a real turn off. But lets see, let me go and meet them. Phew!</text:p>
      <text:p text:style-name="P1"/>
      <text:p text:style-name="P1">~~~</text:p>
      <text:p text:style-name="P1"/>
      <text:p text:style-name="P1">One answer to how the life might be once AI takes over everything, every task, anything that involves the use of brain and mental energy is:</text:p>
      <text:p text:style-name="P1">That we (the people <text:span text:style-name="T1">in general</text:span>) might have to <text:span text:style-name="T1">live like monks. On limited food, with limited things, in limited space, carrying out our intellectual and spiritual lives.</text:span></text:p>
      <text:p text:style-name="P2">There is no complex task for us to do, no motivation, no novelty, just plain passing of time. AI rationing out important resources among people for basic survival.</text:p>
      <text:p text:style-name="P2"/>
      <text:p text:style-name="P2">~~~</text:p>
      <text:p text:style-name="P2"/>
      <text:p text:style-name="P2">I haven’t yet fully recovered based on my writing pattern.</text:p>
      <text:p text:style-name="P2">I mean I am able to write several lines coherently, in sync and flow, but the entire piece with 300-400 words is still a bit like passages on different and varied topics. These 300 words are not one piece. I would still need ChatGPT to spin it off as one piece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7:07:51.807946074</meta:creation-date>
    <dc:date>2025-06-12T17:35:04.235739108</dc:date>
    <meta:editing-duration>PT4M25S</meta:editing-duration>
    <meta:editing-cycles>1</meta:editing-cycles>
    <meta:document-statistic meta:table-count="0" meta:image-count="0" meta:object-count="0" meta:page-count="1" meta:paragraph-count="22" meta:word-count="315" meta:character-count="1783" meta:non-whitespace-character-count="1489"/>
    <meta:generator>LibreOffice/24.2.7.2$Linux_X86_64 LibreOffice_project/420$Build-2</meta:generator>
  </office:meta>
</office:document-meta>
</file>